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39cm" fo:margin-left="-0.016cm" table:align="left"/>
    </style:style>
    <style:style style:name="Table1.A" style:family="table-column">
      <style:table-column-properties style:column-width="3.413cm"/>
    </style:style>
    <style:style style:name="Table1.C" style:family="table-column">
      <style:table-column-properties style:column-width="3.387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Heading_20_3">
      <style:paragraph-properties fo:text-align="start" style:justify-single-word="false"/>
      <style:text-properties fo:font-size="12pt" fo:font-weight="normal" officeooo:rsid="000add1a" officeooo:paragraph-rsid="000add1a" style:font-size-asian="12pt" style:font-weight-asian="normal" style:font-size-complex="12pt" style:font-weight-complex="normal"/>
    </style:style>
    <style:style style:name="P2" style:family="paragraph" style:parent-style-name="Heading_20_3">
      <style:text-properties fo:font-size="12pt" fo:font-weight="normal" style:font-size-asian="12pt" style:font-weight-asian="normal" style:font-size-complex="12pt" style:font-weight-complex="normal"/>
    </style:style>
    <style:style style:name="P3" style:family="paragraph" style:parent-style-name="Text_20_body">
      <style:paragraph-properties fo:text-align="end" style:justify-single-word="false"/>
      <style:text-properties officeooo:rsid="000add1a" officeooo:paragraph-rsid="000add1a"/>
    </style:style>
    <style:style style:name="P4" style:family="paragraph" style:parent-style-name="Title">
      <style:text-properties officeooo:rsid="000add1a" officeooo:paragraph-rsid="000add1a"/>
    </style:style>
    <style:style style:name="P5" style:family="paragraph" style:parent-style-name="Text_20_body">
      <style:paragraph-properties fo:text-align="start" style:justify-single-word="false"/>
      <style:text-properties fo:font-weight="bold" officeooo:rsid="000ed085" officeooo:paragraph-rsid="000ed085" fo:background-color="#ffff00" style:font-weight-asian="bold" style:font-weight-complex="bold"/>
    </style:style>
    <style:style style:name="P6" style:family="paragraph" style:parent-style-name="Text_20_body">
      <style:paragraph-properties fo:text-align="start" style:justify-single-word="false"/>
      <style:text-properties fo:font-weight="normal" officeooo:rsid="000add1a" officeooo:paragraph-rsid="000add1a" style:font-weight-asian="normal" style:font-weight-complex="normal"/>
    </style:style>
    <style:style style:name="P7" style:family="paragraph" style:parent-style-name="Text_20_body">
      <style:paragraph-properties fo:text-align="start" style:justify-single-word="false"/>
      <style:text-properties fo:font-weight="normal" officeooo:rsid="000c9d46" officeooo:paragraph-rsid="000c9d46" style:font-weight-asian="normal" style:font-weight-complex="normal"/>
    </style:style>
    <style:style style:name="P8" style:family="paragraph" style:parent-style-name="Text_20_body">
      <style:paragraph-properties fo:text-align="start" style:justify-single-word="false"/>
      <style:text-properties officeooo:paragraph-rsid="000c9d46"/>
    </style:style>
    <style:style style:name="P9" style:family="paragraph" style:parent-style-name="Text_20_body">
      <style:paragraph-properties fo:text-align="start" style:justify-single-word="false"/>
      <style:text-properties fo:font-style="italic" fo:font-weight="bold" officeooo:rsid="000add1a" officeooo:paragraph-rsid="000add1a" fo:background-color="#ffff00" style:font-style-asian="italic" style:font-weight-asian="bold" style:font-style-complex="italic" style:font-weight-complex="bold"/>
    </style:style>
    <style:style style:name="P10" style:family="paragraph" style:parent-style-name="Text_20_body">
      <style:paragraph-properties fo:text-align="start" style:justify-single-word="false"/>
      <style:text-properties fo:font-style="normal" fo:font-weight="normal" officeooo:rsid="000ed085" officeooo:paragraph-rsid="000ed085" style:font-style-asian="normal" style:font-weight-asian="normal" style:font-style-complex="normal" style:font-weight-complex="normal"/>
    </style:style>
    <style:style style:name="P11" style:family="paragraph" style:parent-style-name="Heading_20_3">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officeooo:rsid="00175c08" officeooo:paragraph-rsid="00175c08"/>
    </style:style>
    <style:style style:name="P14" style:family="paragraph" style:parent-style-name="Text_20_body" style:list-style-name="L1">
      <style:text-properties fo:font-size="12pt" style:font-size-asian="12pt" style:font-size-complex="12pt"/>
    </style:style>
    <style:style style:name="P15" style:family="paragraph" style:parent-style-name="Text_20_body" style:list-style-name="L1">
      <style:text-properties fo:font-size="12pt" officeooo:rsid="000add1a" officeooo:paragraph-rsid="000add1a" style:font-size-asian="12pt" style:font-size-complex="12pt"/>
    </style:style>
    <style:style style:name="P16" style:family="paragraph" style:parent-style-name="Text_20_body" style:list-style-name="L2">
      <style:text-properties fo:font-size="12pt" officeooo:rsid="000add1a" officeooo:paragraph-rsid="000add1a" style:font-size-asian="12pt" style:font-size-complex="12pt"/>
    </style:style>
    <style:style style:name="P17" style:family="paragraph" style:parent-style-name="Text_20_body" style:list-style-name="L2">
      <style:text-properties fo:font-size="12pt" style:font-size-asian="12pt" style:font-size-complex="12pt"/>
    </style:style>
    <style:style style:name="P18" style:family="paragraph" style:parent-style-name="Text_20_body">
      <style:paragraph-properties fo:text-align="start" style:justify-single-word="false"/>
      <style:text-properties fo:font-style="italic" fo:font-weight="bold" officeooo:rsid="000fb7f8" officeooo:paragraph-rsid="000fb7f8" fo:background-color="#ffff00" style:font-style-asian="italic" style:font-weight-asian="bold" style:font-style-complex="italic" style:font-weight-complex="bold"/>
    </style:style>
    <style:style style:name="P19" style:family="paragraph" style:parent-style-name="Text_20_body">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20" style:family="paragraph" style:parent-style-name="Text_20_body" style:list-style-name="L17">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21" style:family="paragraph" style:parent-style-name="Text_20_body" style:list-style-name="L18">
      <style:paragraph-properties fo:text-align="start" style:justify-single-word="false"/>
      <style:text-properties fo:font-style="normal" fo:font-weight="normal" officeooo:rsid="000fb7f8" officeooo:paragraph-rsid="000fb7f8" style:font-style-asian="normal" style:font-weight-asian="normal" style:font-style-complex="normal" style:font-weight-complex="normal"/>
    </style:style>
    <style:style style:name="P22" style:family="paragraph" style:parent-style-name="Text_20_body">
      <style:paragraph-properties fo:text-align="start" style:justify-single-word="false"/>
      <style:text-properties fo:font-style="normal" fo:font-weight="normal" officeooo:rsid="000ed085" officeooo:paragraph-rsid="000ed085" style:font-style-asian="normal" style:font-weight-asian="normal" style:font-style-complex="normal" style:font-weight-complex="normal"/>
    </style:style>
    <style:style style:name="P23" style:family="paragraph" style:parent-style-name="Text_20_body" style:list-style-name="L17">
      <style:paragraph-properties fo:text-align="start" style:justify-single-word="false"/>
      <style:text-properties fo:font-style="normal" fo:font-weight="normal" officeooo:rsid="00175c08" officeooo:paragraph-rsid="00175c08" style:font-style-asian="normal" style:font-weight-asian="normal" style:font-style-complex="normal" style:font-weight-complex="normal"/>
    </style:style>
    <style:style style:name="P24" style:family="paragraph" style:parent-style-name="Text_20_body">
      <style:paragraph-properties fo:text-align="start" style:justify-single-word="false"/>
      <style:text-properties fo:font-style="normal" fo:font-weight="normal" officeooo:rsid="0013ff3a" officeooo:paragraph-rsid="0013ff3a" fo:background-color="transparent" style:font-style-asian="normal" style:font-weight-asian="normal" style:font-style-complex="normal" style:font-weight-complex="normal"/>
    </style:style>
    <style:style style:name="P25" style:family="paragraph" style:parent-style-name="Text_20_body" style:list-style-name="L16">
      <style:paragraph-properties fo:text-align="start" style:justify-single-word="false"/>
      <style:text-properties fo:font-style="normal" fo:font-weight="normal" officeooo:rsid="0013ff3a" officeooo:paragraph-rsid="0013ff3a" fo:background-color="transparent" style:font-style-asian="normal" style:font-weight-asian="normal" style:font-style-complex="normal" style:font-weight-complex="normal"/>
    </style:style>
    <style:style style:name="P26" style:family="paragraph" style:parent-style-name="Text_20_body">
      <style:paragraph-properties fo:text-align="start" style:justify-single-word="false"/>
      <style:text-properties fo:font-style="normal" fo:font-weight="bold" officeooo:rsid="0013ff3a" officeooo:paragraph-rsid="0013ff3a" fo:background-color="#ffff00" style:font-style-asian="normal" style:font-weight-asian="bold" style:font-style-complex="normal" style:font-weight-complex="bold"/>
    </style:style>
    <style:style style:name="P27"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0fb7f8" officeooo:paragraph-rsid="000fb7f8" style:font-style-asian="normal" style:font-weight-asian="normal" style:font-style-complex="normal" style:font-weight-complex="normal"/>
    </style:style>
    <style:style style:name="P28" style:family="paragraph" style:parent-style-name="Text_20_body" style:list-style-name="L4"/>
    <style:style style:name="P29" style:family="paragraph" style:parent-style-name="Text_20_body">
      <style:text-properties officeooo:paragraph-rsid="000fb7f8"/>
    </style:style>
    <style:style style:name="P30" style:family="paragraph" style:parent-style-name="Text_20_body" style:list-style-name="L6">
      <style:text-properties officeooo:paragraph-rsid="000fb7f8"/>
    </style:style>
    <style:style style:name="P31" style:family="paragraph" style:parent-style-name="Text_20_body" style:list-style-name="L7"/>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text-properties officeooo:paragraph-rsid="00128472"/>
    </style:style>
    <style:style style:name="P36" style:family="paragraph" style:parent-style-name="Text_20_body">
      <style:text-properties style:text-underline-style="solid" style:text-underline-width="auto" style:text-underline-color="font-color" officeooo:paragraph-rsid="00128472"/>
    </style:style>
    <style:style style:name="T1" style:family="text">
      <style:text-properties fo:font-size="12pt" style:font-size-asian="12pt" style:font-size-complex="12pt"/>
    </style:style>
    <style:style style:name="T2" style:family="text">
      <style:text-properties officeooo:rsid="000c9d46"/>
    </style:style>
    <style:style style:name="T3" style:family="text">
      <style:text-properties fo:font-weight="normal" style:font-weight-asian="normal" style:font-weight-complex="normal"/>
    </style:style>
    <style:style style:name="T4" style:family="text">
      <style:text-properties fo:font-weight="normal" officeooo:rsid="000c9d46" style:font-weight-asian="normal" style:font-weight-complex="normal"/>
    </style:style>
    <style:style style:name="T5" style:family="text">
      <style:text-properties fo:font-weight="normal" officeooo:rsid="000fb7f8"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officeooo:rsid="00128472" fo:background-color="#ffff00" loext:char-shading-value="0" style:font-style-asian="italic" style:font-weight-asian="bold" style:font-style-complex="italic" style:font-weight-complex="bold"/>
    </style:style>
    <style:style style:name="T8" style:family="text">
      <style:text-properties style:text-underline-style="solid" style:text-underline-width="auto" style:text-underline-color="font-color"/>
    </style:style>
    <style:style style:name="T9" style:family="text">
      <style:text-properties officeooo:rsid="0010ac81"/>
    </style:style>
    <style:style style:name="T10" style:family="text">
      <style:text-properties officeooo:rsid="00175c08"/>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OP Notes for interview prep :<text:span text:style-name="T10">))</text:span></text:p>
      <text:p text:style-name="P3">Ambika Deshmukh</text:p>
      <text:p text:style-name="P9">1. Difference between procedural and OOP languages</text:p>
      <text:p text:style-name="P6"><text:span text:style-name="T1">Procedural programming is a programming paradigm where the program is divided into </text:span><text:span text:style-name="Strong_20_Emphasis"><text:span text:style-name="T1">functions</text:span></text:span><text:span text:style-name="T1"> that operate on data.</text:span></text:p>
      <text:h text:style-name="P1" text:outline-level="3">Key Characteristics</text:h>
      <text:list text:style-name="L1">
        <text:list-item>
          <text:p text:style-name="P14">Uses functions</text:p>
        </text:list-item>
        <text:list-item>
          <text:p text:style-name="P14">Data is passed between functions</text:p>
        </text:list-item>
        <text:list-item>
          <text:p text:style-name="P14">No data hiding</text:p>
        </text:list-item>
        <text:list-item>
          <text:p text:style-name="P15">Top down approach</text:p>
        </text:list-item>
      </text:list>
      <text:p text:style-name="Text_20_body"><text:span text:style-name="T1">OOP is a programming paradigm where programs are built using </text:span><text:span text:style-name="Strong_20_Emphasis"><text:span text:style-name="T1">objects</text:span></text:span><text:span text:style-name="T1"> that contain both data and methods.</text:span></text:p>
      <text:h text:style-name="P2" text:outline-level="3">Key Characteristics</text:h>
      <text:list text:style-name="L2">
        <text:list-item>
          <text:p text:style-name="P17">Uses classes and objects</text:p>
        </text:list-item>
        <text:list-item>
          <text:p text:style-name="P17">Supports encapsulation, inheritance, polymorphism, abstraction</text:p>
        </text:list-item>
        <text:list-item>
          <text:p text:style-name="P17">Better security and structure</text:p>
        </text:list-item>
        <text:list-item>
          <text:p text:style-name="P16">Bottom up approach</text:p>
        </text:list-item>
      </text:list>
      <text:p text:style-name="P9">2.<text:span text:style-name="T2">Difference between a class and an object</text:span></text:p>
      <text:p text:style-name="P7">Class is a blueprint for creating objects and does not exist physically, whereas an object is anything that exists physically. Class defines properties(variables) and behaviours(methods) that objects will have. Object is an instance of a class.</text:p>
      <text:p text:style-name="P8"><text:span text:style-name="Strong_20_Emphasis"><text:span text:style-name="T2">Class:</text:span></text:span><text:span text:style-name="T4"><text:line-break/>No memory until object is created</text:span></text:p>
      <text:p text:style-name="P8"><text:span text:style-name="Strong_20_Emphasis">Object:</text:span><text:line-break/>Memory allocated at runtime. <text:span text:style-name="T2">Created by JVM on heap memory.</text:span></text:p>
      <text:p text:style-name="P5">3.<text:span text:style-name="T6">New keyword in Java</text:span></text:p>
      <text:p text:style-name="P10">Key Functions of the new Keyword</text:p>
      <text:p text:style-name="P10"><text:span text:style-name="T8">Memory Allocation</text:span>: The new keyword requests the Java Virtual Machine (JVM) to allocate sufficient memory in the heap for the new object's instance variables and methods.</text:p>
      <text:p text:style-name="P10"><text:span text:style-name="T8">Constructor Invocation</text:span>: After allocating memory, the new keyword automatically calls the appropriate constructor (default or parameterized) of the class to set the initial state and values of the object's fields.</text:p>
      <text:p text:style-name="P10"><text:soft-page-break/><text:span text:style-name="T8">Returns a Reference</text:span>: The operator returns a reference (an address in memory) to the newly created object. This reference is typically stored in a reference variable of the class type to access the object's members (fields and methods). </text:p>
      <text:p text:style-name="P19">ClassA obj = new ClassA();</text:p>
      <text:p text:style-name="P19">obj is the reference variable which stores the reference to the newly created object of ClassA</text:p>
      <text:p text:style-name="P18">4.HashCode vs equals</text:p>
      <text:p text:style-name="P19"><text:span text:style-name="Source_20_Text">equals()</text:span> is used to compare <text:span text:style-name="Strong_20_Emphasis"><text:span text:style-name="T9">objects</text:span></text:span>, while <text:span text:style-name="Source_20_Text">hashCode()</text:span> is used to find the <text:span text:style-name="Strong_20_Emphasis">bucket location</text:span> of an object in hash-based collections.</text:p>
      <text:h text:style-name="P11" text:outline-level="3">equals():</text:h>
      <text:list text:style-name="L14">
        <text:list-item>
          <text:p text:style-name="P34">Compares <text:span text:style-name="Strong_20_Emphasis">memory references</text:span></text:p>
        </text:list-item>
      </text:list>
      <text:list text:style-name="L12">
        <text:list-item>
          <text:p text:style-name="P32">Checks whether <text:span text:style-name="Strong_20_Emphasis">both references point to the same object</text:span></text:p>
        </text:list-item>
      </text:list>
      <text:list text:style-name="L13">
        <text:list-item>
          <text:p text:style-name="P33">Does <text:span text:style-name="Strong_20_Emphasis">NOT</text:span> compare object values</text:p>
        </text:list-item>
      </text:list>
      <text:list text:style-name="L4">
        <text:list-item>
          <text:p text:style-name="P28"/>
        </text:list-item>
      </text:list>
      <text:p text:style-name="P29"><text:span text:style-name="Strong_20_Emphasis"><text:span text:style-name="T5">hashCode():</text:span></text:span></text:p>
      <text:list text:style-name="L6">
        <text:list-item>
          <text:p text:style-name="P30"><text:span text:style-name="Strong_20_Emphasis"><text:span text:style-name="T3">Returns an integer related to the object’s memory address</text:span></text:span></text:p>
        </text:list-item>
      </text:list>
      <text:h text:style-name="Heading_20_3" text:outline-level="3"><text:span text:style-name="Strong_20_Emphasis">Rules</text:span></text:h>
      <text:list text:style-name="L7">
        <text:list-item>
          <text:p text:style-name="P31">If <text:span text:style-name="Source_20_Text">a.equals(b)</text:span> is <text:span text:style-name="Strong_20_Emphasis">true</text:span> → <text:span text:style-name="Source_20_Text">a.hashCode() == b.hashCode()</text:span> <text:span text:style-name="Strong_20_Emphasis">must be true</text:span></text:p>
        </text:list-item>
        <text:list-item>
          <text:p text:style-name="P31">If hashCodes are same → objects <text:span text:style-name="Strong_20_Emphasis">may or may not</text:span> be equal</text:p>
        </text:list-item>
        <text:list-item>
          <text:p text:style-name="P31">If <text:span text:style-name="Source_20_Text">equals()</text:span> is overridden → <text:span text:style-name="Source_20_Text">hashCode()</text:span> <text:span text:style-name="Strong_20_Emphasis">must also be overridden</text:span></text:p>
        </text:list-item>
      </text:list>
      <text:p text:style-name="Text_20_body"><text:span text:style-name="Strong_20_Emphasis"/></text:p>
      <text:p text:style-name="P35"><text:span text:style-name="Strong_20_Emphasis"><text:span text:style-name="T7">5.Instance variables and class variables</text:span></text:span></text:p>
      <text:p text:style-name="P36">Instance Variables</text:p>
      <text:p text:style-name="P35">Definition: Instance variables are used to store the unique state of each object. Each object gets its own copy of these variables.</text:p>
      <text:p text:style-name="P35">Declaration: They are declared within a class, but outside of any method, constructor, or block, and without the static keyword.</text:p>
      <text:p text:style-name="P35">Memory &amp; Lifetime: Memory is allocated when an object is created using the new keyword and is destroyed when the object is garbage collected. They are stored in the heap memory.</text:p>
      <text:p text:style-name="P35">Access: They are accessed through an object reference using the dot operator (e.g., objectName.variableName).</text:p>
      <text:p text:style-name="P36">Class Variables (Static Variables)</text:p>
      <text:p text:style-name="P35">Definition: Class variables store data that is common to all instances of a class. There is only one copy of a class variable, regardless of how many objects are created.</text:p>
      <text:p text:style-name="P35"><text:soft-page-break/>Declaration: They are declared using the static keyword within a class, outside of any method, constructor, or block.</text:p>
      <text:p text:style-name="P35">Memory &amp; Lifetime: Memory is allocated only once when the class is first loaded into the JVM and destroyed when the program stops. They are stored in the static memory area.</text:p>
      <text:p text:style-name="P35">Access: They can be accessed directly using the class name (e.g., ClassName.variableName), which is the preferred method, or via an object reference.</text:p>
      <text:p text:style-name="P26">6.<text:span text:style-name="T6">Access modifiers in java</text:span></text:p>
      <text:p text:style-name="P24">Access modifiers in Java define the visibility (who can access) of:</text:p>
      <text:list text:style-name="L16">
        <text:list-item>
          <text:p text:style-name="P25">classes</text:p>
        </text:list-item>
        <text:list-item>
          <text:p text:style-name="P25">variables</text:p>
        </text:list-item>
        <text:list-item>
          <text:p text:style-name="P25">methods</text:p>
        </text:list-item>
        <text:list-item>
          <text:p text:style-name="P25">constructors</text:p>
        </text:list-item>
      </text:list>
      <text:p text:style-name="P24">They help achieve encapsulation and security.</text:p>
      <table:table table:name="Table1" table:style-name="Table1">
        <table:table-column table:style-name="Table1.A" table:number-columns-repeated="2"/>
        <table:table-column table:style-name="Table1.C"/>
        <table:table-column table:style-name="Table1.A" table:number-columns-repeated="2"/>
        <table:table-row>
          <table:table-cell table:style-name="Table1.A1" office:value-type="string">
            <text:p text:style-name="P12"/>
          </table:table-cell>
          <table:table-cell table:style-name="Table1.A1" office:value-type="string">
            <text:p text:style-name="P13">Default(no keyword)</text:p>
          </table:table-cell>
          <table:table-cell table:style-name="Table1.A1" office:value-type="string">
            <text:p text:style-name="P13">Private</text:p>
          </table:table-cell>
          <table:table-cell table:style-name="Table1.A1" office:value-type="string">
            <text:p text:style-name="P13">Protected</text:p>
          </table:table-cell>
          <table:table-cell table:style-name="Table1.E1" office:value-type="string">
            <text:p text:style-name="P13">Public</text:p>
          </table:table-cell>
        </table:table-row>
        <table:table-row>
          <table:table-cell table:style-name="Table1.A2" office:value-type="string">
            <text:p text:style-name="P13">Same Class</text:p>
          </table:table-cell>
          <table:table-cell table:style-name="Table1.A2" office:value-type="string">
            <text:p text:style-name="P13">Yes</text:p>
          </table:table-cell>
          <table:table-cell table:style-name="Table1.A2" office:value-type="string">
            <text:p text:style-name="P13">Yes</text:p>
          </table:table-cell>
          <table:table-cell table:style-name="Table1.A2" office:value-type="string">
            <text:p text:style-name="P13">Yes</text:p>
          </table:table-cell>
          <table:table-cell table:style-name="Table1.E2" office:value-type="string">
            <text:p text:style-name="P13">Yes</text:p>
          </table:table-cell>
        </table:table-row>
        <table:table-row>
          <table:table-cell table:style-name="Table1.A2" office:value-type="string">
            <text:p text:style-name="P13">Same Package Subclass</text:p>
          </table:table-cell>
          <table:table-cell table:style-name="Table1.A2" office:value-type="string">
            <text:p text:style-name="P13">Yes</text:p>
          </table:table-cell>
          <table:table-cell table:style-name="Table1.A2" office:value-type="string">
            <text:p text:style-name="P13">No</text:p>
          </table:table-cell>
          <table:table-cell table:style-name="Table1.A2" office:value-type="string">
            <text:p text:style-name="P13">Yes</text:p>
          </table:table-cell>
          <table:table-cell table:style-name="Table1.E2" office:value-type="string">
            <text:p text:style-name="P13">Yes</text:p>
          </table:table-cell>
        </table:table-row>
        <table:table-row>
          <table:table-cell table:style-name="Table1.A2" office:value-type="string">
            <text:p text:style-name="P13">Same Package Non Subclass</text:p>
          </table:table-cell>
          <table:table-cell table:style-name="Table1.A2" office:value-type="string">
            <text:p text:style-name="P13">Yes</text:p>
          </table:table-cell>
          <table:table-cell table:style-name="Table1.A2" office:value-type="string">
            <text:p text:style-name="P13">No</text:p>
          </table:table-cell>
          <table:table-cell table:style-name="Table1.A2" office:value-type="string">
            <text:p text:style-name="P13">Yes</text:p>
          </table:table-cell>
          <table:table-cell table:style-name="Table1.E2" office:value-type="string">
            <text:p text:style-name="P13">Yes</text:p>
          </table:table-cell>
        </table:table-row>
        <table:table-row>
          <table:table-cell table:style-name="Table1.A2" office:value-type="string">
            <text:p text:style-name="P13">Different Package Subclass</text:p>
          </table:table-cell>
          <table:table-cell table:style-name="Table1.A2" office:value-type="string">
            <text:p text:style-name="P13">No</text:p>
          </table:table-cell>
          <table:table-cell table:style-name="Table1.A2" office:value-type="string">
            <text:p text:style-name="P13">No</text:p>
          </table:table-cell>
          <table:table-cell table:style-name="Table1.A2" office:value-type="string">
            <text:p text:style-name="P13">Yes</text:p>
          </table:table-cell>
          <table:table-cell table:style-name="Table1.E2" office:value-type="string">
            <text:p text:style-name="P13">Yes</text:p>
          </table:table-cell>
        </table:table-row>
        <table:table-row>
          <table:table-cell table:style-name="Table1.A2" office:value-type="string">
            <text:p text:style-name="P13">Different package Non subclass</text:p>
          </table:table-cell>
          <table:table-cell table:style-name="Table1.A2" office:value-type="string">
            <text:p text:style-name="P13">No</text:p>
          </table:table-cell>
          <table:table-cell table:style-name="Table1.A2" office:value-type="string">
            <text:p text:style-name="P13">No</text:p>
          </table:table-cell>
          <table:table-cell table:style-name="Table1.A2" office:value-type="string">
            <text:p text:style-name="P13">No</text:p>
          </table:table-cell>
          <table:table-cell table:style-name="Table1.E2" office:value-type="string">
            <text:p text:style-name="P13">Yes</text:p>
          </table:table-cell>
        </table:table-row>
      </table:table>
      <text:p text:style-name="P27">Access Modifiers for Classes</text:p>
      <text:list text:style-name="L17">
        <text:list-item>
          <text:p text:style-name="P20">Top-level classes can be: public , default</text:p>
        </text:list-item>
        <text:list-item>
          <text:p text:style-name="P20">Cannot be private or protected</text:p>
        </text:list-item>
        <text:list-item>
          <text:p text:style-name="P23">inner classes can be private</text:p>
        </text:list-item>
      </text:list>
      <text:p text:style-name="P27">Constructors</text:p>
      <text:list text:style-name="L18">
        <text:list-item>
          <text:p text:style-name="P21">Can use all access modifiers</text:p>
        </text:list-item>
        <text:list-item>
          <text:p text:style-name="P21">private constructors used in Singleton patter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09:52:01.119729499</meta:creation-date>
    <dc:date>2026-01-17T15:55:20.043153011</dc:date>
    <meta:editing-duration>PT1H18M11S</meta:editing-duration>
    <meta:editing-cycles>2</meta:editing-cycles>
    <meta:generator>LibreOffice/24.2.7.2$Linux_X86_64 LibreOffice_project/420$Build-2</meta:generator>
    <meta:document-statistic meta:table-count="1" meta:image-count="0" meta:object-count="0" meta:page-count="3" meta:paragraph-count="93" meta:word-count="677" meta:character-count="4138" meta:non-whitespace-character-count="3577"/>
  </office:meta>
</office:document-meta>
</file>